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e7e8" officeooo:paragraph-rsid="0002e7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2e7e8" officeooo:paragraph-rsid="0002e7e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e7e8" officeooo:paragraph-rsid="0002e7e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02e7e8" officeooo:paragraph-rsid="0002e7e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3a97b" officeooo:paragraph-rsid="0003a97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2a63" officeooo:paragraph-rsid="00082a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56f0" officeooo:paragraph-rsid="000856f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82a63" officeooo:paragraph-rsid="00082a63" style:font-size-asian="10.5pt" style:font-weight-asian="bold" style:font-size-complex="12pt" style:font-weight-complex="bold"/>
    </style:style>
    <style:style style:name="T1" style:family="text">
      <style:text-properties officeooo:rsid="00042659"/>
    </style:style>
    <style:style style:name="T2" style:family="text">
      <style:text-properties officeooo:rsid="00080aa6"/>
    </style:style>
    <style:style style:name="T3" style:family="text">
      <style:text-properties officeooo:rsid="00085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utationsvortrag</text:p>
      <text:p text:style-name="P3"/>
      <text:p text:style-name="P2">Motivation</text:p>
      <text:p text:style-name="P3"><text:tab/>Oberflächenwissenschaften, <text:span text:style-name="T2">Katalyse,</text:span> computergestützte Chemie, <text:span text:style-name="T2">Disziplin der Zukunft, Simulation um langwierige Experimente zu ergänzen oder zu erstezen</text:span></text:p>
      <text:p text:style-name="P3"><text:tab/>Al2O3 Verwendung</text:p>
      <text:p text:style-name="P3"/>
      <text:p text:style-name="P3"><text:tab/><text:span text:style-name="T1">Rocket exhaust Bild: </text:span><text:a xlink:type="simple" xlink:href="https://www.theverge.com/2018/5/31/17287062/rocket-emissions-black-carbon-alumina-particles-ozone-layer-stratosphere" text:style-name="Internet_20_link" text:visited-style-name="Visited_20_Internet_20_Link"><text:span text:style-name="T1">https://www.theverge.com/2018/5/31/17287062/rocket-emissions-black-carbon-alumina-particles-ozone-layer-stratosphere</text:span></text:a></text:p>
      <text:p text:style-name="P3">https://www.quora.com/Why-dont-SpaceX-rockets-smoke</text:p>
      <text:p text:style-name="P3"/>
      <text:p text:style-name="P2">11-20 Oberfläche</text:p>
      <text:p text:style-name="P3"><text:tab/>nackte Oberfläche, Aufbau, Besonderheiten</text:p>
      <text:p text:style-name="P3"><text:tab/>Wasseradsorption, Stabilität</text:p>
      <text:p text:style-name="P3"><text:tab/>Vibrationen, OD Streckschwingungen im Vergleich zum Experiment</text:p>
      <text:p text:style-name="P3"><text:tab/>Gitterschwingungen, verschieden Modellgrößen</text:p>
      <text:p text:style-name="P3"><text:tab/>Reaktivität</text:p>
      <text:p text:style-name="P3"/>
      <text:p text:style-name="P2">0001 Oberfläche</text:p>
      <text:p text:style-name="P3"><text:tab/>nackte Oberfläche, stabilste Adsorbatstrukturen</text:p>
      <text:p text:style-name="P3"><text:tab/>Verbesserung der Raten</text:p>
      <text:p text:style-name="P3"><text:tab/><text:tab/>Df-H-4-2 bisherige Ergebnisse</text:p>
      <text:p text:style-name="P3"><text:tab/><text:tab/>Adsorptionsenergien PBE, B3LYP, MP2 im Vergleich mit VASP/PBE</text:p>
      <text:p text:style-name="P3"><text:tab/><text:tab/>Raten mit B3LYP im Vergleich zu VASP/PBE</text:p>
      <text:p text:style-name="P3"><text:tab/><text:tab/>OD-Schwingungen auf (0001) und (11-20) im Vgl zu VASP und Experiment</text:p>
      <text:p text:style-name="P3"/>
      <text:p text:style-name="P3"><text:tab/>MBS</text:p>
      <text:p text:style-name="P3"><text:tab/><text:tab/>Oberflächen- und Strahlmodelle</text:p>
      <text:p text:style-name="P3"><text:tab/><text:tab/>NVE Ergebnisse → keine 1-4 Dissoziation</text:p>
      <text:p text:style-name="P3"><text:tab/><text:tab/>NVT Ergebnisse, preadsorbiertes Wasser, Cluster</text:p>
      <text:p text:style-name="P3"/>
      <text:p text:style-name="P4">Zusammenfassung und Ausblick</text:p>
      <text:p text:style-name="P3"/>
      <text:p text:style-name="P2">Danksagung</text:p>
      <text:p text:style-name="P5">Peter, Beate, Tillmann, Campens, Denis, AG Saalfrank</text:p>
      <text:p text:style-name="P5"/>
      <text:p text:style-name="P5"/>
      <text:p text:style-name="P8">Backup Slides/<text:span text:style-name="T3">Find out</text:span></text:p>
      <text:p text:style-name="P6">Claus Process</text:p>
      <text:p text:style-name="P7">band g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54:54.477407443</meta:creation-date>
    <dc:date>2018-10-09T16:32:56.178929038</dc:date>
    <meta:editing-duration>PT3H3M48S</meta:editing-duration>
    <meta:editing-cycles>6</meta:editing-cycles>
    <meta:generator>LibreOffice/6.0.5.2$Linux_X86_64 LibreOffice_project/00m0$Build-2</meta:generator>
    <meta:document-statistic meta:table-count="0" meta:image-count="0" meta:object-count="0" meta:page-count="1" meta:paragraph-count="29" meta:word-count="115" meta:character-count="1146" meta:non-whitespace-character-count="1035"/>
  </office:meta>
</office:document-meta>
</file>